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3d07" officeooo:paragraph-rsid="000a3d07"/>
    </style:style>
    <style:style style:name="P2" style:family="paragraph" style:parent-style-name="Standard" style:list-style-name="L1">
      <style:text-properties officeooo:rsid="000a3d07" officeooo:paragraph-rsid="000c38ea"/>
    </style:style>
    <style:style style:name="P3" style:family="paragraph" style:parent-style-name="Standard">
      <style:text-properties officeooo:rsid="000a3d07" officeooo:paragraph-rsid="000a3d07"/>
    </style:style>
    <style:style style:name="P4" style:family="paragraph" style:parent-style-name="Standard" style:list-style-name="L1">
      <style:text-properties fo:font-weight="bold" officeooo:rsid="000a3d07" officeooo:paragraph-rsid="000a3d07" style:font-weight-asian="bold" style:font-weight-complex="bold"/>
    </style:style>
    <style:style style:name="P5" style:family="paragraph" style:parent-style-name="Standard">
      <style:text-properties fo:font-weight="bold" officeooo:rsid="000a3d07" officeooo:paragraph-rsid="000a3d07" style:font-weight-asian="bold" style:font-weight-complex="bold"/>
    </style:style>
    <style:style style:name="P6" style:family="paragraph" style:parent-style-name="Standard">
      <style:text-properties fo:font-weight="bold" officeooo:rsid="000de883" officeooo:paragraph-rsid="000de883" style:font-weight-asian="bold" style:font-weight-complex="bold"/>
    </style:style>
    <style:style style:name="P7" style:family="paragraph" style:parent-style-name="Standard">
      <style:text-properties fo:color="#c9211e" loext:opacity="100%" fo:font-weight="bold" officeooo:rsid="000a4a99" officeooo:paragraph-rsid="000a4a99" style:font-weight-asian="bold" style:font-weight-complex="bold"/>
    </style:style>
    <style:style style:name="T1" style:family="text">
      <style:text-properties officeooo:rsid="000b00f2"/>
    </style:style>
    <style:style style:name="T2" style:family="text">
      <style:text-properties officeooo:rsid="000c38ea"/>
    </style:style>
    <style:style style:name="T3" style:family="text">
      <style:text-properties fo:color="#c9211e" loext:opacity="100%" officeooo:rsid="000c38ea"/>
    </style:style>
    <style:style style:name="T4" style:family="text">
      <style:text-properties fo:color="#c9211e" loext:opacity="100%" fo:font-weight="bold" officeooo:rsid="000c38ea" style:font-weight-asian="bold" style:font-weight-complex="bold"/>
    </style:style>
    <style:style style:name="T5" style:family="text">
      <style:text-properties fo:color="#c9211e" loext:opacity="100%" fo:font-weight="bold" officeooo:rsid="0010edef" style:font-weight-asian="bold" style:font-weight-complex="bold"/>
    </style:style>
    <style:style style:name="T6" style:family="text">
      <style:text-properties officeooo:rsid="000fe11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LEDnode software map</text:p>
      <text:p text:style-name="P5"/>
      <text:p text:style-name="P5">Encoder press: enter</text:p>
      <text:p text:style-name="P5">Tact switch: back</text:p>
      <text:p text:style-name="P6">SPDT swich: ondemand(left), force(right)</text:p>
      <text:p text:style-name="P7">Red color: press encoder for <text:span text:style-name="T1">action</text:span></text:p>
      <text:p text:style-name="P5"/>
      <text:p text:style-name="P5"/>
      <text:list xml:id="list752080448" text:style-name="L1">
        <text:list-item>
          <text:p text:style-name="P4">Clock(hh:mm)</text:p>
          <text:list>
            <text:list-item>
              <text:p text:style-name="P1">Date(dd.mm)</text:p>
            </text:list-item>
            <text:list-item>
              <text:p text:style-name="P1">Secondhand( <text:s/>:ss)</text:p>
            </text:list-item>
          </text:list>
        </text:list-item>
        <text:list-item>
          <text:p text:style-name="P4">Chronograph(mm:ss)</text:p>
          <text:list>
            <text:list-item>
              <text:p text:style-name="P1">Decimals( <text:s/>.dc) <text:span text:style-name="T4">Press encoder to </text:span><text:span text:style-name="T5">freeze/continue</text:span></text:p>
            </text:list-item>
            <text:list-item>
              <text:p text:style-name="P1">hours(hh <text:s/>h)</text:p>
            </text:list-item>
            <text:list-item>
              <text:p text:style-name="P1">reset(--:--)</text:p>
            </text:list-item>
          </text:list>
        </text:list-item>
        <text:list-item>
          <text:p text:style-name="P4">Temperature(degC)</text:p>
        </text:list-item>
        <text:list-item>
          <text:p text:style-name="P4">Pressure(hPa)</text:p>
        </text:list-item>
        <text:list-item>
          <text:p text:style-name="P4">Humidity(%)</text:p>
        </text:list-item>
        <text:list-item>
          <text:p text:style-name="P4">Altitude(m)</text:p>
        </text:list-item>
        <text:list-item>
          <text:p text:style-name="P4">Compas<text:span text:style-name="T6">s</text:span></text:p>
        </text:list-item>
        <text:list-item>
          <text:p text:style-name="P4">Settings(SEt)</text:p>
          <text:list>
            <text:list-item>
              <text:p text:style-name="P1">Set clock(SC)</text:p>
              <text:list>
                <text:list-item>
                  <text:p text:style-name="P2">Hours(hh: <text:s/>) <text:span text:style-name="T4">Press encoder to set value</text:span></text:p>
                </text:list-item>
                <text:list-item>
                  <text:p text:style-name="P2">Minutes( <text:s/>:mm) <text:span text:style-name="T4">Press encoder to set value</text:span></text:p>
                </text:list-item>
                <text:list-item>
                  <text:p text:style-name="P2">Seconds( <text:s/>:ss) <text:span text:style-name="T4">Press encoder to reset seconds</text:span></text:p>
                </text:list-item>
              </text:list>
            </text:list-item>
            <text:list-item>
              <text:p text:style-name="P1">Set calendar(SCAL)</text:p>
              <text:list>
                <text:list-item>
                  <text:p text:style-name="P2">Day(dd. <text:s/>) <text:span text:style-name="T4">Press encoder to set value</text:span></text:p>
                </text:list-item>
                <text:list-item>
                  <text:p text:style-name="P2">Month( <text:s/>.mm) <text:span text:style-name="T4">Press encoder to set value</text:span></text:p>
                </text:list-item>
                <text:list-item>
                  <text:p text:style-name="P2">Year(yy <text:s/>) <text:span text:style-name="T4">Press encoder to set value</text:span></text:p>
                </text:list-item>
              </text:list>
            </text:list-item>
            <text:list-item>
              <text:p text:style-name="P2">Temperature correction(tC) <text:span text:style-name="T4">Press encoder to set value</text:span></text:p>
            </text:list-item>
            <text:list-item>
              <text:p text:style-name="P2">Pressure at 0 meters above sea level(for altimeter reference) <text:span text:style-name="T4">Press encoder to set value</text:span></text:p>
            </text:list-item>
            <text:list-item>
              <text:p text:style-name="P2">Save(save clock set to flash) <text:span text:style-name="T4">Press encoder to save</text:span>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12:29:50.296433160</meta:creation-date>
    <dc:date>2022-06-25T12:45:00.991234298</dc:date>
    <meta:editing-duration>PT15M6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1" meta:paragraph-count="29" meta:word-count="141" meta:character-count="843" meta:non-whitespace-character-count="748"/>
  </office:meta>
</office:document-meta>
</file>